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Elig. Po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nald Acuna Jr. (ATL - LF,CF,RF) 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okie Betts (LAD - CF,RF) 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rnando Tatis Jr. (SD - SS) 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ke Trout (LAA - CF)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uan Soto (WSH - LF,RF)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ob deGrom (NYM - SP)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rea Turner (WSH - SS) 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errit Cole (NYY - SP) 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revor Story (COL - SS) 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ristian Yelich (MIL - LF,RF)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ose Ramirez (CLE - 3B)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hane Bieber (CLE - SP) 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reddie Freeman (ATL - 1B)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dy Bellinger (LAD - 1B,CF,RF) 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ryce Harper (PHI - RF,DH) 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Francisco Lindor (NYM - SS) 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nny Machado (SD - 3B,SS) 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revor Bauer (LAD - SP) 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Yu Darvish (SD - SP) 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ander Bogaerts (BOS - SS)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 Bichette (TOR - SS)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thony Rendon (LAA - 3B)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lker Buehler (LAD - SP) 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ucas Giolito (CWS - SP)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dalberto Mondesi (KC - SS) 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aron Nola (PHI - SP) 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x Scherzer (WSH - SP)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ose Abreu (CWS - 1B)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lex Bregman (HOU - 3B,SS) 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zzie Albies (ATL - 2B) 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olan Arenado (STL - 3B)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yle Tucker (HOU - LF,RF,DH) 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J LeMahieu (NYY - 1B,2B,3B) 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afael Devers (BOS - 3B) 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layton Kershaw (LAD - SP) 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orey Seager (LAD - SS) 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uis Castillo (CIN - SP) 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Jack Flaherty (STL - SP) 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loy Jimenez (CWS - LF) 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uis Robert (CWS - CF) 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hit Merrifield (KC - 2B,CF,RF) 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im Anderson (CWS - SS) 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eorge Springer (TOR - CF,RF) 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rcell Ozuna (ATL - LF,DH) 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arling Marte (MIA - CF) 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randon Woodruff (MIL - SP) 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aron Judge (NYY - RF) 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ete Alonso (NYM - 1B,DH) 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Zac Gallen (ARI - SP) 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lake Snell (SD - SP) 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J.T. Realmuto (PHI - C) 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Luke Voit (NYY - 1B) 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Tyler Glasnow (TB - SP) 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Kenta Maeda (MIN - SP,RP) 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Randy Arozarena (TB - LF) 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Yordan Alvarez (HOU - LF,DH) 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Nelson Cruz (MIN - DH,Util) 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ladimir Guerrero Jr. (TOR - 1B,3B,DH) 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avier Baez (CHC - SS) 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ance Lynn (CWS - SP) 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leyber Torres (NYY - 2B,SS) 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.D. Martinez (BOS - LF,RF,DH) 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Keston Hiura (MIL - 2B,DH) 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osh Hader (MIL - RP) 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ichael Conforto (NYM - CF,RF) 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arlie Blackmon (COL - RF) 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Eugenio Suarez (CIN - 3B) 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tephen Strasburg (WSH - SP) 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aul Goldschmidt (STL - 1B) 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am Hendriks (CWS - RP) 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onny Gray (CIN - SP) 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rent Grisham (SD - LF,CF,RF) 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randon Lowe (TB - 1B,2B,RF) 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arlos Carrasco (NYM - SP,RP) 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ick Castellanos (CIN - LF,RF) 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Ketel Marte (ARI - 2B,SS,CF) 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van Biggio (TOR - 2B,3B,RF) 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tt Olson (OAK - 1B) 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ustin Meadows (TB - LF,RF) 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roldis Chapman (NYY - RP) 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orbin Burnes (MIL - SP,RP) 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Hyun Jin Ryu (TOR - SP) 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nthony Rizzo (CHC - 1B) 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Jose Altuve (HOU - 2B) 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Yoan Moncada (CWS - 3B) 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ourdes Gurriel Jr. (TOR - 2B,LF) 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eoscar Hernandez (TOR - LF,CF,RF) 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Max Fried (ATL - SP) 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Dinelson Lamet (SD - SP) 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Kyle Hendricks (CHC - SP) 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ack Greinke (HOU - SP) 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Edwin Diaz (NYM - RP) 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Jose Berrios (MIN - SP) 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Giancarlo Stanton (NYY - LF,DH) 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Eddie Rosario (CLE - LF,RF) 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Zack Wheeler (PHI - SP) 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Zach Plesac (CLE - SP) 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Jeff McNeil (NYM - 2B,3B,LF,RF) 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Max Muncy (LAD - 1B,2B,3B) 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Matt Chapman (OAK - 3B) 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James Karinchak (CLE - RP) 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aisel Iglesias (LAA - RP) 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Tommy Pham (SD - LF,DH) 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Jesus Luzardo (OAK - SP,RP) 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Dansby Swanson (ATL - SS) 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ec Bohm (PHI - 1B,3B) 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hris Paddack (SD - SP) 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ris Bryant (CHC - 3B,LF,RF) 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alvador Perez (KC - C) 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arlos Correa (HOU - SS) 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Ian Anderson (ATL - SP) 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Alex Verdugo (BOS - LF,CF,RF) 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arlie Morton (ATL - SP) 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ramber Valdez (HOU - SP,RP) 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Mike Yastrzemski (SF - LF,CF,RF) 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Wil Myers (SD - 1B,LF,CF,RF) 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Mike Moustakas (CIN - 1B,2B,3B) 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Dominic Smith (NYM - 1B,LF) 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Lance McCullers Jr. (HOU - SP) 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yron Buxton (MIN - CF) 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Kenley Jansen (LAD - RP) 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orge Soler (KC - RF,DH) 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atrick Corbin (WSH - SP) 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Michael Brantley (HOU - LF,RF,DH) 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Ramon Laureano (OAK - CF,RF) 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Dylan Bundy (LAA - SP) 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Will Smith (LAD - C) 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rcus Semien (TOR - SS) 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Ryan Pressly (HOU - RP) 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Brad Hand (WSH - RP) 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Franmil Reyes (CLE - RF,DH) 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Eric Hosmer (SD - 1B) 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Willson Contreras (CHC - C,DH) 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Joe Musgrove (SD - SP) 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ixto Sanchez (MIA - SP) 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Josh Bell (WSH - 1B,DH) 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ablo Lopez (MIA - SP) 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Rhys Hoskins (PHI - 1B) 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Joey Gallo (TEX - LF,CF,RF) 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Ke'Bryan Hayes (PIT - 3B) 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Julio Urias (LAD - SP,RP) 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Yasmani Grandal (CWS - C,1B) 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Didi Gregorius (PHI - SS) 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Kyle Lewis (SEA - CF,RF) 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Tommy Edman (STL - 2B,3B,SS,LF,RF) 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Gio Urshela (NYY - 3B) 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yan Mountcastle (BAL - 1B,LF) 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Kevin Gausman (SF - SP,RP) 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Frankie Montas (OAK - SP) 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Josh Donaldson (MIN - 3B) 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German Marquez (COL - SP) 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Victor Robles (WSH - CF,RF) 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ndy Alcantara (MIA - SP) 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Max Kepler (MIN - CF,RF) 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Anthony Santander (BAL - LF,CF,RF) 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Ian Happ (CHC - 2B,3B,LF,CF) 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Taylor Rogers (MIN - RP) 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Nick Anderson (TB - RP) 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ravis d'Arnaud (ATL - C,1B) 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Miguel Sano (MIN - 1B,3B) 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David Price (LAD - SP) 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Kirby Yates (TOR - RP) 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Dylan Carlson (STL - LF,CF,RF) 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Mike Soroka (ATL - SP) 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Marco Gonzales (SEA - SP) 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Dylan Moore (SEA - 2B,3B,SS,LF,RF) 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Justin Turner (LAD - 3B,DH) 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raig Kimbrel (CHC - RP) 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ristian Walker (ARI - 1B,DH) 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Nick Madrigal (CWS - 2B) 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J Pollock (LAD - LF,CF,DH) 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hohei Ohtani (LAA - SP,DH) 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aron Civale (CLE - SP) 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Dustin May (LAD - SP,RP) 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Devin Williams (MIL - RP) 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ndrew McCutchen (PHI - LF,CF,DH) 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Nick Solak (TEX - 2B,3B,LF,CF) 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onathan Villar (NYM - 2B,SS) 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orey Kluber (NYY - SP) 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hristian Vazquez (BOS - C,1B) 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Triston McKenzie (CLE - SP) 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ndrew Heaney (LAA - SP) 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Jorge Polanco (MIN - SS) 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rey Mancini (BAL - 1B,LF,RF) 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Jake Cronenworth (SD - 1B,2B,SS) 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hris Bassitt (OAK - SP) 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yler Mahle (CIN - SP) 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Kyle Schwarber (WSH - LF) 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lint Frazier (NYY - LF,RF) 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Eduardo Rodriguez (BOS - SP) 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Dallas Keuchel (CWS - SP) 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afael Montero (SEA - RP) 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Jean Segura (PHI - 2B,3B,SS) 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J.D. Davis (NYM - 3B,LF,DH) 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arlos Santana (KC - 1B) 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Paul DeJong (STL - SS) 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Andrew Benintendi (KC - LF,CF) 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Sean Murphy (OAK - C) 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Gary Sanchez (NYY - C) 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Jose Urquidy (HOU - SP) 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Marcus Stroman (NYM - SP) 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Austin Riley (ATL - 3B,LF) 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John Means (BAL - SP) 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ony Gonsolin (LAD - SP,RP) 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Drew Pomeranz (SD - SP,RP) 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Lorenzo Cain (MIL - CF) 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James Paxton (SEA - SP) 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hris Sale (BOS - SP) IL60 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Matt Barnes (BOS - RP) 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Zach Eflin (PHI - SP) 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Gavin Lux (LAD - 2B) 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Jesse Winker (CIN - LF,CF,RF,DH) 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Michael Pineda (MIN - SP) 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avid Fletcher (LAA - 2B,3B,SS,LF) 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ristian Javier (HOU - SP) 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Jameson Taillon (NYY - SP) 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Brian Anderson (MIA - 3B,RF) 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Brady Singer (KC - SP) 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Jared Walsh (LAA - 1B) 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Mitch Garver (MIN - C) 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Victor Reyes (DET - LF,CF,RF) 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Mark Canha (OAK - 1B,LF,CF,RF,DH) 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James McCann (NYM - C) 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Daulton Varsho (ARI - C,LF,CF) 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Randal Grichuk (TOR - CF,RF) 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Yuli Gurriel (HOU - 1B,3B) 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ichard Rodriguez (PIT - RP) 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Kyle Seager (SEA - 3B) 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Austin Nola (SD - C,1B,2B) 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Andres Gimenez (CLE - 2B,3B,SS) 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hris Taylor (LAD - 2B,SS,LF,CF) 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Eduardo Escobar (ARI - 2B,3B) 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Kole Calhoun (ARI - RF) 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ean Manaea (OAK - SP) 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Alex Colome (MIN - RP) 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Brandon Nimmo (NYM - LF,CF,RF) 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tch Haniger (SEA - CF,RF) 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Jordan Montgomery (NYY - SP) 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Zach Davies (CHC - SP) 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Hunter Dozier (KC - 1B,3B,RF) 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Aaron Hicks (NYY - CF) 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ustin Hays (BAL - LF,CF) 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Jarred Kelenic (SEA - CF) NRI 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Jeimer Candelario (DET - 1B,3B) 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David Peralta (ARI - LF) 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riffin Canning (LAA - SP) 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Willi Castro (DET - 3B,SS) 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Nathan Eovaldi (BOS - SP,RP) 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Ryan Yarbrough (TB - SP,RP) 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Jesus Aguilar (MIA - 1B,DH) 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Hector Neris (PHI - RP) 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Nate Pearson (TOR - SP) 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Ha-seong Kim (SD - 2B,SS) 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aimel Tapia (COL - LF,CF,DH) 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Trevor Rosenthal (OAK - RP) 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Leody Taveras (TEX - CF) 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Drew Smyly (ATL - SP) 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Bryan Reynolds (PIT - LF,CF,RF) 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Nick Senzel (CIN - CF) 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iovanny Gallegos (STL - RP) 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Mark Melancon (SD - RP) 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Amir Garrett (CIN - RP) 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Wander Franco (TB - SS) 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lieser Hernandez (MIA - SP,RP) 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Garrett Hampson (COL - 2B,SS,LF,CF) 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Amed Rosario (CLE - SS) 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uster Posey (SF - C,1B) 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Dane Dunning (TEX - SP) 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Ryan McMahon (COL - 1B,2B,3B) 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Yadier Molina (STL - C) 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Justus Sheffield (SEA - SP) 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lex Kirilloff (MIN - RF) 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Tommy La Stella (SF - 1B,2B,3B) 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Kolten Wong (MIL - 2B) 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hris Martin (ATL - RP) 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Matthew Boyd (DET - SP) 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Alex Dickerson (SF - LF) 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Jon Berti (MIA - 2B,3B,SS,CF,RF) 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Joey Votto (CIN - 1B) 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Willy Adames (TB - SS) 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David Dahl (TEX - LF,CF,RF) 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Kwang Hyun Kim (STL - SP) 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Archie Bradley (PHI - RP) 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Diego Castillo (TB - SP,RP) 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Yasiel Puig (RF) FA 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Manuel Margot (TB - LF,CF,RF) 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MacKenzie Gore (SD - SP) NRI 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Mike Minor (KC - SP) 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Jo Adell (LAA - RF) 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arson Kelly (ARI - C) 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Jake Odorizzi (SP) FA 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Bobby Dalbec (BOS - 1B) 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Luis Severino (NYY - SP) 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Michael Kopech (CWS - SP) 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Noah Syndergaard (NYM - SP) 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Seth Lugo (NYM - SP,RP) 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Rowdy Tellez (TOR - 1B,DH) 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Will Smith (ATL - RP) 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Jose Leclerc (TEX - SP,RP) 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Greg Holland (KC - RP) 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Jurickson Profar (SD - 2B,LF) 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Jake Diekman (OAK - RP) 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Tarik Skubal (DET - SP) 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Miles Mikolas (STL - SP) 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Jorge Alfaro (MIA - C) 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Joakim Soria (ARI - RP) 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tarlin Castro (WSH - 2B,3B) 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randon Belt (SF - 1B,LF) 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Daniel Bard (COL - SP,RP) 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rad Keller (KC - SP) 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Jordan Hicks (STL - RP) 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Stefan Crichton (ARI - RP) 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Renato Nunez (DET - 1B,3B,DH) NRI 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Domingo German (NYY - SP) 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visail Garcia (MIL - CF,RF) 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Yusei Kikuchi (SEA - SP) 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aijuan Walker (SP) FA 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Nate Lowe (TEX - 1B) 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dam Eaton (CWS - LF,RF) 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Yimi Garcia (MIA - RP) 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Spencer Turnbull (DET - SP) 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Willie Calhoun (TEX - LF,DH) 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Freddy Peralta (MIL - SP,RP) 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Isiah Kiner-Falefa (TEX - C,3B,SS) 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Mauricio Dubon (SF - 2B,SS,CF) 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Justin Upton (LAA - LF) 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esar Hernandez (CLE - 2B) 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orey Dickerson (MIA - LF) 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Ty France (SEA - 2B,3B,DH) 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Joc Pederson (CHC - 1B,LF,RF,DH) 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Elvis Andrus (OAK - SS) 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Mitch Keller (PIT - SP) 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Josh Lindblom (MIL - SP) 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uis Arraez (MIN - 2B,3B,LF) 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Wilson Ramos (DET - C) 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Danny Jansen (TOR - C) 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Lucas Sims (CIN - SP,RP) 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Andrew Vaughn (CWS - 1B) NRI 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Deivi Garcia (NYY - SP) 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Joey Wendle (TB - 2B,3B,SS) 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Hunter Harvey (BAL - RP) 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Alejandro Kirk (TOR - C) 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Jordan Romano (TOR - RP) 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Masahiro Tanaka (SP) FA 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Scott Kingery (PHI - 2B,3B,SS,LF,CF) 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Oscar Mercado (CLE - LF,CF,RF) 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Anthony Bass (MIA - RP) 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Yan Gomes (WSH - C) 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.J. Cron (COL - 1B) NRI 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Garrett Cooper (MIA - 1B,RF,DH) 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Robbie Ray (TOR - SP) 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Pete Fairbanks (TB - RP) 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Nick Ahmed (ARI - SS) 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Brandon Kintzler (PHI - RP) NRI 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olin Moran (PIT - 1B,2B,3B,DH) 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Aaron Bummer (CWS - RP) 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Evan White (SEA - 1B) 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Pedro Severino (BAL - C,DH) 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Kevin Pillar (CF,RF) FA 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A.J. Puk (OAK - RP) 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Wilmer Flores (SF - 1B,2B,DH) 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Roberto Osuna (RP) FA 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Miguel Rojas (MIA - SS) 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Donovan Solano (SF - 2B,3B,SS) 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Tom Murphy (SEA - C) 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pencer Howard (PHI - SP) 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aleb Smith (ARI - SP) 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Tanner Houck (BOS - SP) 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Jonathan Schoop (DET - 2B) 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Jose Iglesias (LAA - SS,DH) 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Jake McGee (SF - RP) 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milio Pagan (SD - RP) 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Tanner Rainey (WSH - RP) 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Rich Hill (TB - SP) 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Edwin Rios (LAD - 1B,3B) 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Niko Goodrum (DET - 1B,2B,SS,LF,CF,RF) 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Adbert Alzolay (CHC - SP) 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asey Mize (DET - SP) 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Myles Straw (HOU - SS,CF) 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Jackie Bradley Jr. (CF) FA 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Madison Bumgarner (ARI - SP) 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Tyler Matzek (ATL - SP) 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ad Green (NYY - SP,RP) 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Franchy Cordero (BOS - RF,Util) 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Evan Longoria (SF - 3B) 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Alex Reyes (STL - RP) 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obbie Grossman (DET - LF,RF) 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Luke Weaver (ARI - SP) 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Ross Stripling (TOR - SP,RP) 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Miguel Cabrera (DET - 1B,DH) 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Hunter Renfroe (BOS - LF,RF) 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Josh Naylor (CLE - LF,RF) 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tephen Piscotty (OAK - RF) 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arrett Richards (BOS - SP) 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ejay Antone (CIN - SP,RP) 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Brandon Workman (CHC - RP) 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Jason Heyward (CHC - CF,RF) 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Austin Slater (SF - 1B,RF,DH) 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Jose Quintana (LAA - SP,RP) 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ike Mayers (LAA - RP) 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Michael Lorenzen (CIN - CF,RP) 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ean Kremer (BAL - SP) 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am Hilliard (COL - LF,CF,RF) 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ylan Cease (CWS - SP) 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hris Archer (TB - SP) 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Keegan Akin (BAL - SP) 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hogo Akiyama (CIN - LF,CF) 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Adam Frazier (PIT - 2B,LF) 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arlos Martinez (STL - SP,RP) 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mar Narvaez (MIL - C) 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yler Rogers (SF - RP) 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Mike Foltynewicz (TEX - SP) 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J.A. Happ (MIN - SP) 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Sam Huff (TEX - C) 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Kris Bubic (KC - SP) 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Khris Davis (TEX - DH,Util) 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dam Wainwright (STL - SP) 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J.B. Wendelken (OAK - RP) 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Andrelton Simmons (MIN - SS) 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ristian Pache (ATL - LF) 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Bryan Garcia (DET - RP) 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dam Duvall (MIA - LF,RF) 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Zack Britton (NYY - RP) 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Daniel Hudson (WSH - RP) 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Kevin Kiermaier (TB - CF) 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att Wisler (SF - SP,RP) 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Nico Hoerner (CHC - 2B,3B,SS) 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Kurt Suzuki (LAA - C) 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Jon Gray (COL - SP) 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Brendan McKay (TB - SP,DH) 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ick Porcello (SP) FA 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ean Doolittle (CIN - RP) 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revor May (NYM - RP) 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Harrison Bader (STL - CF) 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ax Stassi (LAA - C) 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avid Peterson (NYM - SP,RP) 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dam Ottavino (BOS - RP) 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J Stewart (BAL - LF,RF) 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Josh Staumont (KC - RP) 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hin-Soo Choo (LF,RF,DH) FA 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rusdar Graterol (LAD - RP) 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Maikel Franco (3B) FA 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Trevor Rogers (MIA - SP) 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J.P. Crawford (SEA - SS) 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nthony DeSclafani (SF - SP) 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Blake Treinen (LAD - RP) 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Yandy Diaz (TB - 1B,3B) 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Jacob Stallings (PIT - C) 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yler O'Neill (STL - LF) 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errill Kelly (ARI - SP) 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Ryan Jeffers (MIN - C) 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Luis Garcia (WSH - 2B) 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Josh Fleming (TB - SP) 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Reyes Moronta (SF - RP) 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yler Duffey (MIN - RP) 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san Diaz (MIA - 2B) 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Francisco Mejia (TB - C) 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JaCoby Jones (DET - CF) 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andy Dobnak (MIN - SP) 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att Carpenter (STL - 3B,DH) 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Jazz Chisholm (MIA - 2B,SS) 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ichael A. Taylor (KC - LF,CF,RF) 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Kike Hernandez (BOS - 2B,SS,LF,CF,RF) 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Joey Bart (SF - C) 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lias Diaz (COL - C) 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Alex Wood (SF - SP,RP) 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Yusmeiro Petit (OAK - RP) 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Josh Fuentes (COL - 1B) 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mmanuel Clase (CLE - RP) 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dwin Encarnacion (1B,DH) FA 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yler Stephenson (CIN - C) 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regory Polanco (PIT - RF) 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lec Mills (CHC - SP,RP) 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Daulton Jefferies (OAK - SP) 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Matt Manning (DET - SP) 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JT Brubaker (PIT - SP) 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Isaac Paredes (DET - 3B) 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yan Braun (LF,RF,DH) FA 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nder Inciarte (ATL - CF) 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drian Morejon (SD - SP,RP) 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Lou Trivino (OAK - RP) 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Hanser Alberto (KC - 2B,3B) NRI 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Rougned Odor (TEX - 2B) 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ristides Aquino (CIN - LF,RF) 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Jonathan Hernandez (TEX - RP) 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ichael Chavis (BOS - 1B,2B,LF) 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l Quantrill (CLE - SP,RP) 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Garrett Crochet (CWS - RP) 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had Pinder (OAK - 2B,3B,LF,RF) 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ony Watson (PHI - RP) NRI 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aniel Vogelbach (MIL - 1B,DH) 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Andrew Miller (STL - RP) 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Yoshi Tsutsugo (TB - 3B,LF,DH) 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Joey Lucchesi (NYM - SP) 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Luis Patino (TB - RP) 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Luis Urias (MIL - 2B,3B,SS) 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Andrew Knizner (STL - C) 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Ji-Man Choi (TB - 1B) 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ravis Bergen (ARI - RP) 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Josh Lowe (TB - 3B,CF) 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Justin Verlander (HOU - SP) 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Jairo Diaz (COL - RP) 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Vince Velasquez (PHI - SP,RP) 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artin Maldonado (HOU - C) 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arwin Gonzalez (BOS - 1B,2B,3B,LF,RF) 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Rio Ruiz (BAL - 1B,3B) 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reddy Galvis (BAL - 2B,SS) 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Roman Quinn (PHI - CF) 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Will Harris (WSH - RP) 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Mychal Givens (COL - RP) 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att Shoemaker (MIN - SP) 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Jose Alvarado (PHI - RP) 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Andrew Stevenson (WSH - LF) 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rent Suter (MIL - SP,RP) 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Johnny Cueto (SF - SP) 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Rafael Dolis (TOR - RP) 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Brett Gardner (LF,CF) FA 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Roberto Perez (CLE - C) 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hase Anderson (PHI - SP,RP) 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drian Houser (MIL - SP,RP) 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Gregory Soto (DET - SP,RP) 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cott Oberg (COL - RP) 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Brad Peacock (SP,RP) FA 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Brent Honeywell Jr. (TB - SP) 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Kyle Freeland (COL - SP) 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anny Duffy (KC - SP) 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arter Kieboom (WSH - 3B,SS) 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Darren O'Day (NYY - RP) 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cott Barlow (KC - RP) 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edric Mullins II (BAL - CF) 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Keone Kela (SD - RP) 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Alex Cobb (LAA - SP) 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lbert Pujols (LAA - 1B,DH) 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Victor Gonzalez (LAD - RP) 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Orlando Arcia (MIL - SS) 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Kyle Wright (ATL - SP) 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ole Hamels (SP) FA 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Jonathan Loaisiga (NYY - SP,RP) 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Jeff Samardzija (SP) FA 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Jose Marmolejos (SEA - LF,DH) 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David Bote (CHC - 2B,3B) 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Brendan Rodgers (COL - 2B,SS) 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cooter Gennett (2B) FA 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Austin Gomber (COL - SP,RP) 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Jake Bauers (CLE - 1B,LF) 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Austin Adams (SD - RP) 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Spencer Torkelson (DET - 1B,3B) NRI 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ike Brosseau (TB - 1B,2B,3B) 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ellin Betances (NYM - RP) 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Kyle Gibson (TEX - SP,RP) 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Miguel Andujar (NYY - 3B,LF) 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Kevin Newman (PIT - 2B,SS) 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ravis Shaw (MIL - 1B,3B) NRI 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owan Wick (CHC - RP) 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hance Sisco (BAL - C) 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Jeter Downs (BOS - SS) MiLB 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Josh James (HOU - RP) 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Pedro Baez (HOU - RP) 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Brandon Crawford (SF - SS) 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aniel Ponce de Leon (STL - SP,RP) 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Andrew Knapp (PHI - C) 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Ian Desmond (COL - LF,CF) 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Jedd Gyorko (1B,3B) FA 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Mike Fiers (OAK - SP) 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Luis Torrens (SEA - C) 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Jahmai Jones (BAL - 2B) 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yan Brasier (BOS - RP) 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Victor Caratini (SD - C,1B,DH) 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Lewis Thorpe (MIN - RP) 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Mike Zunino (TB - C) 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raig Stammen (SD - RP) 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Justin Dunn (SEA - SP) 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Joe Jimenez (DET - RP) 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orrest Whitley (HOU - SP) 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odi Heuer (CWS - RP) 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Tyler Chatwood (TOR - SP,RP) 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Tanner Scott (BAL - RP) 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Jonah Heim (TEX - C) 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Jose Trevino (TEX - C) 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A.J. Minter (ATL - RP) 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Jesse Hahn (KC - RP) 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Pedro Strop (CHC - RP) NRI 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Tyler Clippard (SP,RP) FA 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Andres Munoz (SEA - RP) IL60 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Evan Marshall (CWS - RP) 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Adley Rutschman (BAL - C) NRI 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Steven Matz (TOR - SP) 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Mike Tauchman (NYY - LF,CF,RF) 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Mike Leake (SP) FA 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Pierce Johnson (SD - RP) 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Matt Strahm (SD - SP,RP) 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Trevor Williams (CHC - SP) 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Tommy Kahnle (LAD - RP) 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Wade Davis (KC - RP) NRI 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Kolby Allard (TEX - SP) 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Logan Gilbert (SEA - SP) NRI 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Adam Engel (CWS - CF,RF) 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larke Schmidt (NYY - P,RP,SP) 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Sergio Romo (OAK - RP) 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Hansel Robles (MIN - RP) 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Jeremy Jeffress (RP) FA 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Matt Foster (CWS - RP) 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Shane Greene (RP) FA 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teve Cishek (HOU - RP) NRI 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Darwinzon Hernandez (BOS - RP) 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Monte Harrison (MIA - CF,RF) 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Jared Oliva (PIT - LF,Util) 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Alex Claudio (LAA - RP) 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Vidal Brujan (TB - 2B) 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am Bedrosian (CIN - SP,RP) NRI 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Antonio Senzatela (COL - SP) 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Dakota Hudson (STL - SP) 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Nomar Mazara (DET - RF) 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Ty Buttrey (LAA - RP) 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Mitch Moreland (OAK - 1B) 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Edward Olivares (KC - LF,CF,RF) 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Shed Long Jr. (SEA - 2B,LF) 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Todd Frazier (1B,3B) FA 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Kyle Higashioka (NYY - C) 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Tucker Barnhart (CIN - C) 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Josh Rojas (ARI - 2B,LF,RF) 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Lewis Brinson (MIA - LF,CF,RF) 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Bryse Wilson (ATL - SP,RP) 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Patrick Sandoval (LAA - SP) 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Lewin Diaz (MIA - 1B) 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Adam Haseley (PHI - LF,CF,RF) 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Erik Gonzalez (PIT - 3B,SS) 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rlos Rodon (CWS - SP) 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Jon Lester (WSH - SP) 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Jose Urena (DET - SP,RP) 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Ian Kennedy (RP) FA 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Austin Voth (WSH - SP) 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Julio Teheran (SP) FA 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Kevin Ginkel (ARI - RP) 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Austin Barnes (LAD - C) 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ollin McHugh (TB - SP,RP) 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Kyle Cody (TEX - SP) 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Anderson Tejeda (TEX - SS) 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Sam Haggerty (SEA - LF) 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Matt Magill (SEA - RP) NRI 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Tanner Roark (TOR - SP) 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Derek Fisher (MIL - LF,RF) MiLB 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Danny Santana (1B,2B,3B,SS,LF,CF,RF) FA 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Jason Castro (HOU - C) 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Dexter Fowler (LAA - CF,RF) 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Ljay Newsome (SEA - SP) 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Michael Fulmer (DET - SP) 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Asdrubal Cabrera (ARI - 1B,2B,3B,DH) 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icky Lopez (KC - 2B,SS) 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Austin Romine (CHC - C) 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Austin Hedges (CLE - C) 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Steven Brault (PIT - SP,RP) 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Logan Webb (SF - SP) 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Michael Wacha (TB - SP,RP) 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Thairo Estrada (NYY - 2B) 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Julio Rodriguez (SEA - RF) NRI 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Wes Benjamin (TEX - RP) 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Nick Markakis (LF,RF) FA 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Jaime Barria (LAA - SP,RP) 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Josh Reddick (LF,CF,RF) FA 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Sean Newcomb (ATL - SP,RP) 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Jose Garcia (CIN - SS) 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orbin Martin (ARI - SP) 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has McCormick (HOU - LF) 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had Kuhl (PIT - SP) 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Reynaldo Lopez (CWS - SP) 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Devin Smeltzer (MIN - SP,RP) 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Jordan Luplow (CLE - LF,RF) 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Ryne Stanek (HOU - SP,RP) 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Kyle Crick (PIT - RP) 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Tim Locastro (ARI - LF,CF,RF) 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Hector Rondon (PHI - RP) NRI 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Rogelio Armenteros (WSH - SP,RP) 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Jarrod Dyson (LF,CF,RF) FA 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Luis Garcia (HOU - P,SS) 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Jeurys Familia (NYM - RP) 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elino DeShields (TEX - CF) NRI 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hristin Stewart (DET - LF) 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Taylor Ward (LAA - LF,RF) 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Anthony Alford (PIT - LF,CF) 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Josiah Gray (LAD - SP) NRI 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Seranthony Dominguez (PHI - RP) IL60 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Daniel Lynch (KC - SP) NRI 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Leury Garcia (CWS - 2B,SS,LF,CF,RF) 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Alex Young (ARI - SP,RP) 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Pat Valaika (BAL - 1B,2B,SS) 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Tony Kemp (OAK - 2B,LF,CF) 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Mike Ford (NYY - 1B) 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Edward Cabrera (MIA - SP,RP) 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Jakob Junis (KC - SP) 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urt Casali (SF - C) 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Jake Arrieta (CHC - SP) 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Ryan O'Hearn (KC - 1B) 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avin Smith (ARI - 1B) 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Jace Fry (CWS - RP) 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Joe Ross (WSH - SP,RP) 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Harold Ramirez (MIA - LF,CF,RF) DFA 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Junior Guerra (LAA - RP) NRI 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Jordan Balazovic (MIN - SP) 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Brandon Brennan (SEA - RP) 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Abraham Toro (HOU - 3B,DH) 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Trevor Cahill (SP,RP) FA 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Bradley Zimmer (CLE - LF,CF) 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Kelvin Herrera (RP) FA 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Jackson Kowar (KC - SP) NRI 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Jordan Lyles (TEX - SP) 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Seth Brown (OAK - 1B,LF) 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Trent Thornton (TOR - SP) 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Gio Gonzalez (SP,RP) FA 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Nick Pivetta (BOS - SP,RP) 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Nick Margevicius (SEA - SP,RP) 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Eric Lauer (MIL - SP) 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Yoenis Cespedes (DH,Util) FA 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esar Valdez (BAL - RP) 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ameron Maybin (LF,RF) FA 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Trevor Richards (TB - SP,RP) 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Johan Camargo (ATL - 2B,3B,SS,LF,RF) 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Tyler Anderson (PIT - SP) 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Jake Cave (MIN - LF,CF,RF) 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Royce Lewis (MIN - SS) NRI 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Martin Perez (BOS - SP) 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Homer Bailey (SP) FA 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olin Rea (CHC - RP,SP) 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Ryan Weber (BOS - SP,RP) MiLB 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Jacob Nottingham (MIL - C) 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Ryan Helsley (STL - RP) 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Jordan Yamamoto (NYM - SP) 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Nolan Jones (CLE - 3B) 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Wade Miley (CIN - SP) 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Kevin Plawecki (BOS - C) 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Robinson Chirinos (NYY - C) NRI 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Jarlin Garcia (SF - RP) 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Brian Goodwin (PIT - LF,CF,RF) NRI 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Shane McClanahan (TB - SP,RP) 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Daniel Johnson (CLE - RF,Util) 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Jimmy Nelson (LAD - SP,RP) NRI 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Luke Jackson (ATL - RP) 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Jake Fraley (SEA - CF,RF) 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Tyler Naquin (CIN - LF,RF) NRI 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Michael King (NYY - SP,RP) 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Brandon Marsh (LAA - CF,RF) 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Dee Strange-Gordon (CIN - 2B,LF) NRI 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Keibert Ruiz (LAD - C) 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Tyler Wade (NYY - 2B,SS,LF) 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Brett Anderson (MIL - SP) 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rew Waters (ATL - LF,CF) MiLB 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Matt Andriese (BOS - RP) 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Taylor Trammell (SEA - LF) 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Magneuris Sierra (MIA - CF) 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ole Tucker (PIT - SS,CF,RF) 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Stephen Vogt (ARI - C,LF) 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Tyler Beede (SF - SP) 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Jarren Duran (BOS - CF) MiLB 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Steven Souza Jr. (HOU - RF,Util) NRI 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hristian Arroyo (BOS - 2B,3B) 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Jhoulys Chacin (NYY - SP,RP) NRI 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Mallex Smith (NYM - CF,RF) NRI 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Adam Plutko (CLE - SP,RP) 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Yairo Munoz (BOS - 3B,SS,LF,RF) MiLB 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Eric Sogard (2B,3B,RF) FA 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Jose Martinez (NYM - RF,DH) NRI 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Brad Miller (PHI - 2B,3B,LF,DH) 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nibal Sanchez (SP) FA 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Ronald Guzman (TEX - 1B) 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Jay Bruce (NYY - 1B,LF,RF,DH) NRI 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Aledmys Diaz (HOU - 1B,2B,3B) 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Josh Harrison (WSH - 2B,3B) 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Daz Cameron (DET - RF) 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Felix Hernandez (BAL - SP) NRI 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Brent Rooker (MIN - RF,Util) 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Lane Thomas (STL - CF,RF) 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Kendall Graveman (SEA - RP) 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Ryan McBroom (KC - 1B,RF) 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Willians Astudillo (MIN - C,1B,3B) 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Yolmer Sanchez (BAL - 2B,3B) 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Phillip Ervin (CHC - LF,CF,RF) 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Luis Campusano (SD - C,DH,Util) 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Zack Cozart (3B,SS) FA 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Ben Gamel (CLE - LF,CF,RF) NRI 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Jake Marisnick (CHC - CF) 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Richie Martin (BAL - SS) 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Jose Peraza (NYM - 2B,SS,LF) NRI 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Matt Beaty (LAD - 1B,3B,LF) 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Jason Kipnis (ATL - 2B) NRI 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Josh Van Meter (SD - SS) 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Tyler Flowers (C) FA 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Justin Smoak (1B) FA 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Travis Demeritte (ATL - RF) 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Joe Panik (TOR - 2B,3B,SS) NRI 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Darin Ruf (SF - LF) 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hris Davis (BAL - 1B) 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Jake Lamb (1B,3B) FA 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Dustin Fowler (OAK - CF) 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Bubba Starling (KC - CF,RF) NRI 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Yadiel Hernandez (WSH - DH) 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Reese McGuire (TOR - C) 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Alex Avila (WSH - C) 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Brandon Drury (TOR - 1B,2B,3B,LF,RF) MiLB 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Grayson Greiner (DET - C) 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Brett Phillips (TB - CF,RF) 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Greg Allen (NYY - LF,CF,RF) 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Jorge Mateo (SD - LF,Util) 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Logan Morrison (DH,Util) FA 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Sandy Leon (C) FA 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Franklin Barreto (LAA - 2B) 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Matt Wieters (C) FA 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Steven Duggar (SF - LF,CF,RF) 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Luis Rengifo (LAA - 2B,SS)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9T08:30:07.151855069</meta:creation-date>
    <dc:date>2021-02-19T08:33:18.650720528</dc:date>
    <meta:editing-duration>PT3M12S</meta:editing-duration>
    <meta:editing-cycles>1</meta:editing-cycles>
    <meta:document-statistic meta:table-count="1" meta:cell-count="1619" meta:object-count="0"/>
    <meta:generator>LibreOffice/7.0.3.1$Linux_X86_64 LibreOffice_project/00$Build-1</meta:generator>
  </office:meta>
</office:document-meta>
</file>